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Segoe UI" svg:font-family="'Segoe UI', Tahoma, 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style:line-height-at-least="0.1874in" fo:text-align="start" style:justify-single-word="false" fo:text-indent="0in" style:auto-text-indent="false" fo:background-color="transparent">
        <style:background-image/>
      </style:paragraph-properties>
      <style:text-properties fo:font-variant="normal" fo:text-transform="none" style:font-name="Segoe UI" fo:font-size="6pt" fo:font-style="normal" fo:font-weight="normal" officeooo:paragraph-rsid="0008e9f2"/>
    </style:style>
    <style:style style:name="T1" style:family="text">
      <style:text-properties style:font-name="Calibri" fo:font-size="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gt; notes compiled by sathya &lt;=============  </text:span> <text:span text:style-name="T1"><text:line-break/></text:span> <text:span text:style-name="T1">Page info struct := holds pp_ref which shows the current location in physical memory(Physical page) is mapped to how many virtual address locations(virtual pages).  </text:span> <text:span text:style-name="T1"><text:line-break/></text:span></text:p>
      <text:p text:style-name="P1"><text:span text:style-name="T1">Pp_link stores the pointer to the next address location.  </text:span> <text:span text:style-name="T1"><text:line-break/></text:span></text:p>
      <text:p text:style-name="P1"><text:span text:style-name="T1">struct PageInfo {  </text:span> <text:span text:style-name="T1"><text:line-break/></text:span>    <text:span text:style-name="T1">// Next page on the free list.  </text:span> <text:span text:style-name="T1"><text:line-break/></text:span>    <text:span text:style-name="T1">struct PageInfo *pp_link;  </text:span> <text:span text:style-name="T1"><text:line-break/></text:span> </text:p>
      <text:p text:style-name="P1"><text:span text:style-name="T1">// pp_ref is the count of pointers (usually in page table entries)  </text:span> <text:span text:style-name="T1"><text:line-break/></text:span>    <text:span text:style-name="T1">// to this page, for pages allocated using page_alloc.  </text:span> <text:span text:style-name="T1"><text:line-break/></text:span>    <text:span text:style-name="T1">// Pages allocated at boot time using pmap.c's  </text:span> <text:span text:style-name="T1"><text:line-break/></text:span>    <text:span text:style-name="T1">// boot_alloc do not have valid reference count fields.  </text:span> <text:span text:style-name="T1"><text:line-break/></text:span>   <text:span text:style-name="T1"><text:line-break/></text:span>    <text:span text:style-name="T1">uint16_t pp_ref;  </text:span> <text:span text:style-name="T1"><text:line-break/>};  </text:span> <text:span text:style-name="T1"><text:line-break/></text:span> </text:p>
      <text:p text:style-name="P1"><text:span text:style-name="T1">i386_detect_memory(void) := function finds out how many physical pages are there totally in our infrastructure. It iterates over the physical address space(RAM) and divides the total RAM by our pagesize(which is 4096 bytes).   </text:span> <text:span text:style-name="T1"><text:line-break/></text:span> <text:span text:style-name="T1"><text:line-break/></text:span>   <text:span text:style-name="T1"><text:line-break/></text:span> <text:span text:style-name="T1"><text:line-break/>Pragmas used all through the code:=  </text:span> <text:span text:style-name="T1"><text:line-break/></text:span> <text:span text:style-name="T1"><text:line-break/></text:span>   <text:span text:style-name="T1"><text:line-break/></text:span> <text:span text:style-name="T1"><text:line-break/>// page number field of address  </text:span> <text:span text:style-name="T1"><text:line-break/>#define PGNUM(la)    (((uintptr_t) (la)) &gt;&gt; PTXSHIFT)  </text:span> <text:span text:style-name="T1"><text:line-break/></text:span>   <text:span text:style-name="T1"><text:line-break/>// page directory index  </text:span> <text:span text:style-name="T1"><text:line-break/>#define PDX(la)        ((((uintptr_t) (la)) &gt;&gt; PDXSHIFT) &amp; 0x3FF)  </text:span> <text:span text:style-name="T1"><text:line-break/></text:span>   <text:span text:style-name="T1"><text:line-break/>// page table index  </text:span> <text:span text:style-name="T1"><text:line-break/>#define PTX(la)        ((((uintptr_t) (la)) &gt;&gt; PTXSHIFT) &amp; 0x3FF)  </text:span> <text:span text:style-name="T1"><text:line-break/></text:span>   <text:span text:style-name="T1"><text:line-break/>// offset in page  </text:span> <text:span text:style-name="T1"><text:line-break/>#define PGOFF(la)    (((uintptr_t) (la)) &amp; 0xFFF)  </text:span> <text:span text:style-name="T1"><text:line-break/></text:span>   <text:span text:style-name="T1"><text:line-break/>// construct linear address from indexes and offset  </text:span> <text:span text:style-name="T1"><text:line-break/>#define PGADDR(d, t, o)    ((void*) ((d) &lt;&lt; PDXSHIFT | (t) &lt;&lt; PTXSHIFT | (o)))  </text:span> <text:span text:style-name="T1"><text:line-break/></text:span>   <text:span text:style-name="T1"><text:line-break/>// Page directory and page table constants.  </text:span> <text:span text:style-name="T1"><text:line-break/>#define NPDENTRIES    1024        // page directory entries per page directory  </text:span> <text:span text:style-name="T1"><text:line-break/>#define NPTENTRIES    1024        // page table entries per page table  </text:span> <text:span text:style-name="T1"><text:line-break/></text:span>   <text:span text:style-name="T1"><text:line-break/>#define PGSIZE        4096        // bytes mapped by a page  </text:span> <text:span text:style-name="T1"><text:line-break/></text:span><text:soft-page-break/><text:span text:style-name="T1">#define PGSHIFT        12        // log2(PGSIZE)  </text:span> <text:span text:style-name="T1"><text:line-break/></text:span>   <text:span text:style-name="T1"><text:line-break/>#define PTSIZE        (PGSIZE*NPTENTRIES) // bytes mapped by a page directory entry  </text:span> <text:span text:style-name="T1"><text:line-break/>#define PTSHIFT        22        // log2(PTSIZE)  </text:span> <text:span text:style-name="T1"><text:line-break/></text:span>   <text:span text:style-name="T1"><text:line-break/>#define PTXSHIFT    12        // offset of PTX in a linear address  </text:span> <text:span text:style-name="T1"><text:line-break/>#define PDXSHIFT    22        // offset of PDX in a linear address  </text:span> <text:span text:style-name="T1"><text:line-break/></text:span> <text:span text:style-name="T1"><text:line-break/></text:span>   <text:span text:style-name="T1"><text:line-break/></text:span> <text:span text:style-name="T1"><text:line-break/>The rounds up  'a' to the nearest multiple of 'n'.  </text:span> <text:span text:style-name="T1"><text:line-break/></text:span> <text:span text:style-name="T1"><text:line-break/></text:span>   <text:span text:style-name="T1"><text:line-break/></text:span> <text:span text:style-name="T1"><text:line-break/>#define ROUNDUP(a, n)                        \  </text:span> <text:span text:style-name="T1"><text:line-break/>({                                \  </text:span> <text:span text:style-name="T1"><text:line-break/></text:span>    <text:span text:style-name="T1">uint32_t __n = (uint32_t) (n);                \  </text:span> <text:span text:style-name="T1"><text:line-break/></text:span>    <text:span text:style-name="T1">(typeof(a)) (ROUNDDOWN((uint32_t) (a) + __n - 1, __n));    \  </text:span> <text:span text:style-name="T1"><text:line-break/>})  </text:span> <text:span text:style-name="T1"><text:line-break/></text:span> <text:span text:style-name="T1"><text:line-break/></text:span>   <text:span text:style-name="T1"><text:line-break/>()</text:span> <text:span text:style-name="T1"><text:line-break/>Function name: boot_alloc  </text:span> <text:span text:style-name="T1"><text:line-break/></text:span> <text:span text:style-name="T1"><text:line-break/>Parameters : number of bytes   </text:span> <text:span text:style-name="T1"><text:line-break/></text:span> <text:span text:style-name="T1"><text:line-break/>The Boot_alloc function returns as many physical pages as the number of bytes need. If the number of bytes is a multiple of page size.  </text:span> <text:span text:style-name="T1"><text:line-break/></text:span> <text:span text:style-name="T1"><text:line-break/>In simpler words, it rounds off n to the nearest page multiple and retruns.                     </text:span> <text:span text:style-name="T1"><text:line-break/></text:span> <text:span text:style-name="T1"><text:line-break/>The 'boot_alloc' function when called for the first time, the 'nextfree' variable will not be initialized. Hence the following code will run.   </text:span> <text:span text:style-name="T1"><text:line-break/></text:span> <text:span text:style-name="T1"><text:line-break/></text:span>    <text:span text:style-name="T1">// Initialize nextfree if this is the first time.  </text:span> <text:span text:style-name="T1"><text:line-break/></text:span>    <text:span text:style-name="T1">// 'end' is a magic symbol automatically generated by the linker,  </text:span> <text:span text:style-name="T1"><text:line-break/></text:span>    <text:span text:style-name="T1">// which points to the end of the kernel's bss segment:  </text:span> <text:span text:style-name="T1"><text:line-break/></text:span>    <text:span text:style-name="T1">// the first virtual address that the linker did *not* assign  </text:span> <text:span text:style-name="T1"><text:line-break/></text:span>    <text:span text:style-name="T1">// to any kernel code or global variables.  </text:span> <text:span text:style-name="T1"><text:line-break/></text:span>    <text:span text:style-name="T1">if (!nextfree) {  </text:span> <text:span text:style-name="T1"><text:line-break/></text:span>        <text:span text:style-name="T1">extern char end[];  </text:span> <text:span text:style-name="T1"><text:line-break/></text:span>        <text:span text:style-name="T1">nextfree = ROUNDUP((char *) end, PGSIZE);  </text:span> <text:span text:style-name="T1"><text:line-break/></text:span> <text:span text:style-name="T1"><text:line-break/>Now the nextfree has the location of the first page after the physical memory of the kernel-source code ends.     </text:span> <text:span text:style-name="T1"><text:line-break/></text:span> <text:span text:style-name="T1"><text:line-break/></text:span>  <text:span text:style-name="T1"><text:line-break/></text:span> <text:span text:style-name="T1"><text:line-break/>Function name: mem_init          </text:span> <text:span text:style-name="T1"><text:line-break/></text:span> <text:span text:style-name="T1"><text:line-break/></text:span><text:soft-page-break/><text:span text:style-name="T1">Parameters : void </text:span> <text:span text:style-name="T1"><text:line-break/></text:span> <text:span text:style-name="T1"><text:line-break/>Allocates memory for kernel page directory(ker_pgdir) using boot_alloc and initializes it to 0.  </text:span> <text:span text:style-name="T1"><text:line-break/></text:span> <text:span text:style-name="T1"><text:line-break/>Allocates memory for the pages array. It is an array of pageinfo structs.Number of elements in the pages variable is the number of physical pages that is there in our physical memory. This is calculated by the detect function. It retruns the number of pages that is there in the physical memory. Now we have that many number of pageinfo structs in the array called 'pages'(one per physical page).</text:span> <text:span text:style-name="T1"><text:line-break/></text:span> <text:span text:style-name="T1"><text:line-break/></text:span>        <text:span text:style-name="T1">Function name: page_init          </text:span> <text:span text:style-name="T1"><text:line-break/></text:span> <text:span text:style-name="T1"><text:line-break/></text:span>        <text:span text:style-name="T1">Parameters : void</text:span> <text:span text:style-name="T1"><text:line-break/></text:span> <text:span text:style-name="T1"><text:line-break/>Adds all the free physical pages to the free list. That is in the pages[that page number].pp_link= address of the next free list.</text:span> <text:span text:style-name="T1"><text:line-break/>We specifically leave out those pages that are already occupied by different components such as kernel source code ect. The free pages[The start of the pageinfo structs of the free pages is pointed by 'page_free_list']. </text:span> <text:span text:style-name="T1"><text:line-break/></text:span> <text:span text:style-name="T1"><text:line-break/></text:span> <text:span text:style-name="T1"><text:line-break/></text:span>        <text:span text:style-name="T1">Function name: page_alloc         </text:span> <text:span text:style-name="T1"><text:line-break/></text:span> <text:span text:style-name="T1"><text:line-break/></text:span>        <text:span text:style-name="T1">Parameters : alloc_flags</text:span> <text:span text:style-name="T1"><text:line-break/></text:span> <text:span text:style-name="T1"><text:line-break/>Allocates a page of physical memory, The first page pointed by the free list. In other words, the page at 'page_free_list' is returned. no more use of boot_alloc. We also make sure that the 'pp_link' in that page's pageinfo struct is set to NULL. The 'page_free_list' now points to the next free page. </text:span> <text:span text:style-name="T1"><text:line-break/></text:span> <text:span text:style-name="T1"><text:line-break/></text:span>        <text:span text:style-name="T1">Function name: page_free         </text:span> <text:span text:style-name="T1"><text:line-break/></text:span> <text:span text:style-name="T1"><text:line-break/></text:span>        <text:span text:style-name="T1">Parameters : struct PageInfo *pp</text:span> <text:span text:style-name="T1"><text:line-break/></text:span> <text:span text:style-name="T1"><text:line-break/>Adds the page (who's pageinfo is given as input) to the free list. Set the page_free_list to point to this page. </text:span> <text:span text:style-name="T1"><text:line-break/></text:span> <text:span text:style-name="T1"><text:line-break/></text:span>        <text:span text:style-name="T1">Function name: page_decref         </text:span> <text:span text:style-name="T1"><text:line-break/></text:span> <text:span text:style-name="T1"><text:line-break/></text:span>        <text:span text:style-name="T1">Parameters : struct PageInfo *pp</text:span> <text:span text:style-name="T1"><text:line-break/></text:span> <text:span text:style-name="T1"><text:line-break/>Decrement the 'pp_ref' counter for the given page. </text:span> <text:span text:style-name="T1"><text:line-break/></text:span> <text:span text:style-name="T1"><text:line-break/></text:span> <text:span text:style-name="T1"><text:line-break/></text:span>        <text:span text:style-name="T1">Function name: pgdir_walk         </text:span> <text:span text:style-name="T1"><text:line-break/></text:span> <text:span text:style-name="T1"><text:line-break/></text:span>        <text:span text:style-name="T1">Parameters : pde_t *pgdir, const void *va, int create</text:span> <text:span text:style-name="T1"><text:line-break/></text:span> <text:span text:style-name="T1"><text:line-break/>Given the pointer to the page directory(pgdir) and the virtual address(va). It returns to a </text:span><text:soft-page-break/><text:span text:style-name="T1">pointer to the page table entry. If we deference the location returned, we have the physical address where this virtual page is mapped. If there is no page table present in that page directory entry, it creates a page table and thereby returns the page table entry from this created page table.  </text:span> <text:span text:style-name="T1"><text:line-break/></text:span> <text:span text:style-name="T1"><text:line-break/>Most of the address translation happens in this function. </text:span> <text:span text:style-name="T1"><text:line-break/></text:span> <text:span text:style-name="T1"><text:line-break/>Some pragmas used in this function is as follows:= </text:span> <text:span text:style-name="T1"><text:line-break/></text:span> <text:span text:style-name="T1"><text:line-break/>/ A linear address 'la' has a three-part structure as follows:</text:span> <text:span text:style-name="T1"><text:line-break/>//</text:span> <text:span text:style-name="T1"><text:line-break/>// +--------10------+-------10-------+---------12----------+</text:span> <text:span text:style-name="T1"><text:line-break/>// | Page Directory |   Page Table   | Offset within Page  |</text:span> <text:span text:style-name="T1"><text:line-break/>// |      Index     |      Index     |                     |</text:span> <text:span text:style-name="T1"><text:line-break/>// +----------------+----------------+---------------------+</text:span> <text:span text:style-name="T1"><text:line-break/>//  \--- PDX(la) --/ \--- PTX(la) --/ \---- PGOFF(la) ----/</text:span> <text:span text:style-name="T1"><text:line-break/>//  \---------- PGNUM(la) ----------/</text:span> <text:span text:style-name="T1"><text:line-break/>//pde_t *pgdir, const void *va, int create</text:span> <text:span text:style-name="T1"><text:line-break/>// The PDX, PTX, PGOFF, and PGNUM macros decompose linear addresses as shown.</text:span> <text:span text:style-name="T1"><text:line-break/>// To construct a linear address la from PDX(la), PTX(la), and PGOFF(la),</text:span> <text:span text:style-name="T1"><text:line-break/>// use PGADDR(PDX(la), PTX(la), PGOFF(la)).  </text:span> <text:span text:style-name="T1"><text:line-break/></text:span> <text:span text:style-name="T1"><text:line-break/></text:span>    <text:span text:style-name="T1">pointer_page_directory_entry=&amp;pgdir[PDX(va)];    // pgdir indexed with first 10 bits ==&gt; returns the page directory entry</text:span> <text:span text:style-name="T1"><text:line-break/></text:span> <text:span text:style-name="T1"><text:line-break/></text:span>    <text:span text:style-name="T1">//Does the page directory point to a page table in this entry?</text:span> <text:span text:style-name="T1"><text:line-break/></text:span>    <text:span text:style-name="T1">if(*pointer_page_directory_entry&amp;PTE_P)        //if that page directory is present.         </text:span> <text:span text:style-name="T1"><text:line-break/></text:span>    <text:span text:style-name="T1">{</text:span> <text:span text:style-name="T1"><text:line-break/></text:span>        <text:span text:style-name="T1">//good, lets find the address of the page table entry</text:span> <text:span text:style-name="T1"><text:line-break/></text:span>        <text:span text:style-name="T1">pointer_page_table_base=KADDR(*pointer_page_directory_entry &amp; ~0xFFF); //address of page table entry. </text:span> <text:span text:style-name="T1"><text:line-break/></text:span>    <text:span text:style-name="T1">} </text:span> <text:span text:style-name="T1"><text:line-break/></text:span> <text:span text:style-name="T1"><text:line-break/></text:span> <text:span text:style-name="T1"><text:line-break/>return &amp;pointer_page_table_base[PTX(va)];    // pointer indexed with the middle 20 bits and dereferenced.</text:span> <text:span text:style-name="T1"><text:line-break/></text:span>  <text:span text:style-name="T1"><text:line-break/>The the else part of pgdir_walk is that it if there is no page table entry, pgdir_walk creates one.</text:span> <text:span text:style-name="T1"><text:line-break/></text:span> <text:span text:style-name="T1"><text:line-break/>struct PageInfo* new_page_for_page_table=page_alloc(ALLOC_ZERO); </text:span> <text:span text:style-name="T1"><text:line-break/></text:span> <text:span text:style-name="T1"><text:line-break/>// allocates a page using page_alloc, the physical address of the allocated page is stored in the variable new_page_for_page_table</text:span> <text:span text:style-name="T1"><text:line-break/></text:span>         <text:span text:style-name="T1"><text:line-break/></text:span> <text:span text:style-name="T1"><text:line-break/></text:span>        <text:span text:style-name="T1">if(NULL == new_page_for_page_table)</text:span> <text:span text:style-name="T1"><text:line-break/></text:span>            <text:span text:style-name="T1">return NULL;                 //allocation failed exception</text:span> <text:span text:style-name="T1"><text:line-break/></text:span> <text:span text:style-name="T1"><text:line-break/></text:span>        <text:span text:style-name="T1">//increment the page reference </text:span> <text:span text:style-name="T1"><text:line-break/></text:span><text:soft-page-break/>        <text:span text:style-name="T1">new_page_for_page_table-&gt;pp_ref++;</text:span> <text:span text:style-name="T1"><text:line-break/></text:span> <text:span text:style-name="T1"><text:line-break/></text:span> <text:span text:style-name="T1"><text:line-break/></text:span>        <text:span text:style-name="T1">//lets add this new page table to the page directory, set the permissions too</text:span> <text:span text:style-name="T1"><text:line-break/></text:span>        <text:span text:style-name="T1">pointer_page_table_base=page2kva(new_page_for_page_table); </text:span> <text:span text:style-name="T1"><text:line-break/></text:span> <text:span text:style-name="T1"><text:line-break/></text:span> <text:span text:style-name="T1"><text:line-break/></text:span>    <text:span text:style-name="T1">*pointer_page_directory_entry=(page2pa(new_page_for_page_table) &amp; ~0xFFF) | PTE_P | PTE_W | PTE_U; //give it all the perms </text:span> <text:span text:style-name="T1"><text:line-break/></text:span> <text:span text:style-name="T1"><text:line-break/></text:span>    <text:span text:style-name="T1">return &amp;pointer_page_table_base[PTX(va)];    // pointer indexed with the middle 20 bits and dereferenced.</text:span> <text:span text:style-name="T1"><text:line-break/></text:span>  <text:span text:style-name="T1"><text:line-break/>page2pa ==&gt; given the page info structure, returns the physical address.</text:span> <text:span text:style-name="T1"><text:line-break/></text:span> <text:span text:style-name="T1"><text:line-break/>pa2page ==&gt; given the physical address, returns the pageinfo struct.  </text:span> <text:span text:style-name="T1"><text:line-break/></text:span> <text:span text:style-name="T1"><text:line-break/>page2kva ==&gt; given the page info structure, returns the Virtual address.</text:span> <text:span text:style-name="T1"><text:line-break/></text:span> <text:span text:style-name="T1"><text:line-break/>KADDR ==&gt; Converts physical address to virtual address. </text:span> <text:span text:style-name="T1"><text:line-break/></text:span> <text:span text:style-name="T1"><text:line-break/></text:span>         <text:span text:style-name="T1"><text:line-break/></text:span> <text:span text:style-name="T1"><text:line-break/></text:span>        <text:span text:style-name="T1">Function name: boot_map_region       </text:span> <text:span text:style-name="T1"><text:line-break/></text:span> <text:span text:style-name="T1"><text:line-break/></text:span>        <text:span text:style-name="T1">Parameters : pde_t *pgdir, uintptr_t va, size_t size, physaddr_t pa, int perm</text:span> <text:span text:style-name="T1"><text:line-break/></text:span> <text:span text:style-name="T1"><text:line-break/>Given pointer to page directory, virtual address, size, physical memory and permissions as input. It maps the given virtual address and the given physical address for the given size. That is it maps [va to va+size] to [pa to pa+size]. It calls pgdir_walk for every page from va to va+size. Hence if there is page table entry for that virtual address it returns the the pointer to that page table entry, else it will create one likewise for every page.    </text:span> <text:span text:style-name="T1"><text:line-break/></text:span> <text:span text:style-name="T1"><text:line-break/>// size is multiple of PGSIZE. Thus if size&lt;PGSIZE, size=0</text:span> <text:span text:style-name="T1"><text:line-break/></text:span>    <text:span text:style-name="T1">if(size&lt;PGSIZE) return;</text:span> <text:span text:style-name="T1"><text:line-break/></text:span>    <text:span text:style-name="T1">do</text:span> <text:span text:style-name="T1"><text:line-break/></text:span>        <text:span text:style-name="T1">{</text:span> <text:span text:style-name="T1"><text:line-break/></text:span>            <text:span text:style-name="T1">if(NULL== (pointer_page_table_entry= pgdir_walk(pgdir, (uintptr_t*)va, true)) )//TODO This might change pp_ref</text:span> <text:span text:style-name="T1"><text:line-break/></text:span>                <text:span text:style-name="T1">panic("boot_map_region: pgdir_walk says no more physical memory!");</text:span> <text:span text:style-name="T1"><text:line-break/></text:span>            <text:span text:style-name="T1">*pointer_page_table_entry=(pa&amp;~0xFFF)/*top 20 bits*/ | PTE_P | perm;</text:span> <text:span text:style-name="T1"><text:line-break/></text:span>            <text:span text:style-name="T1">va+=PGSIZE; pa+=PGSIZE;</text:span> <text:span text:style-name="T1"><text:line-break/></text:span>            <text:span text:style-name="T1">size-=PGSIZE;</text:span> <text:span text:style-name="T1"><text:line-break/></text:span>        <text:span text:style-name="T1">}</text:span> <text:span text:style-name="T1"><text:line-break/></text:span>    <text:span text:style-name="T1">while(size &gt;= PGSIZE);/*The logic implimented here: if size=2*PGSIZE was passed to function,</text:span> <text:span text:style-name="T1"><text:line-break/></text:span>                                    <text:span text:style-name="T1">first run of do loop will make this PGSIZE*/</text:span> <text:span text:style-name="T1"><text:line-break/></text:span> <text:span text:style-name="T1"><text:line-break/></text:span>        <text:span text:style-name="T1">Function name: page_insert       </text:span> <text:span text:style-name="T1"><text:line-break/></text:span> <text:span text:style-name="T1"><text:line-break/></text:span><text:soft-page-break/>        <text:span text:style-name="T1">Parameters : pde_t *pgdir, struct PageInfo *pp, void *va, int perm</text:span> <text:span text:style-name="T1"><text:line-break/></text:span> <text:span text:style-name="T1"><text:line-break/></text:span> <text:span text:style-name="T1"><text:line-break/>Given pointer to page directory, pageinfo struct, virtual address, size, and permissions as input. It inserts that page into that physical location. If there is a page already mapped in that location, it should be removed. If there is no page table entry, one has to be made(use walk_pgdir). pp-&gt;pp_ref should be incremented if the insertion succeeds.The TLB must be invalidated if a page was formerly present at 'va'. </text:span> <text:span text:style-name="T1"><text:line-break/></text:span> <text:span text:style-name="T1"><text:line-break/></text:span> <text:span text:style-name="T1"><text:line-break/>pte_t * pointer_page_table_entry=pgdir_walk(pgdir, va, true);    // looks up for the page table entry for the given virtual address</text:span> <text:span text:style-name="T1"><text:line-break/></text:span>    <text:span text:style-name="T1">if(NULL==pointer_page_table_entry)    // if walk pgdir fails </text:span> <text:span text:style-name="T1"><text:line-break/></text:span>        <text:span text:style-name="T1">return -E_NO_MEM;    //return nothing goes to no memory exception. </text:span> <text:span text:style-name="T1"><text:line-break/></text:span> <text:span text:style-name="T1"><text:line-break/></text:span>    <text:span text:style-name="T1">pp-&gt;pp_ref++;    // increase the ref to that physical page location.</text:span> <text:span text:style-name="T1"><text:line-break/></text:span>    <text:span text:style-name="T1">page_remove(pgdir, va); // remove the mapping to that virtual address.</text:span> <text:span text:style-name="T1"><text:line-break/></text:span>                    <text:span text:style-name="T1">decrements pp_ref of that page. if pp_ref is 0. removes the page.  </text:span> <text:span text:style-name="T1"><text:line-break/></text:span> <text:span text:style-name="T1"><text:line-break/></text:span>    <text:span text:style-name="T1">*pointer_page_table_entry=(page2pa(pp) &amp; ~0xFFF) | PTE_P | perm; // puts that physical address to that page table entry. </text:span> <text:span text:style-name="T1"><text:line-break/></text:span> <text:span text:style-name="T1"><text:line-break/></text:span>    <text:span text:style-name="T1">return 0;</text:span> <text:span text:style-name="T1"><text:line-break/></text:span> <text:span text:style-name="T1"><text:line-break/></text:span> <text:span text:style-name="T1"><text:line-break/></text:span>        <text:span text:style-name="T1">Function name: page_lookup      </text:span> <text:span text:style-name="T1"><text:line-break/></text:span> <text:span text:style-name="T1"><text:line-break/></text:span>        <text:span text:style-name="T1">Parameters : pde_t *pgdir, void *va, pte_t **pte_store</text:span> <text:span text:style-name="T1"><text:line-break/></text:span> <text:span text:style-name="T1"><text:line-break/>Given the page directory, virtual address, pointer to page table entry. it returns the physical address of the page. </text:span> <text:span text:style-name="T1"><text:line-break/></text:span> <text:span text:style-name="T1"><text:line-break/></text:span> <text:span text:style-name="T1"><text:line-break/></text:span>        <text:span text:style-name="T1">Function name: page_remove      </text:span> <text:span text:style-name="T1"><text:line-break/></text:span> <text:span text:style-name="T1"><text:line-break/></text:span>        <text:span text:style-name="T1">Parameters : pde_t *pgdir, void *va</text:span> <text:span text:style-name="T1"><text:line-break/></text:span> <text:span text:style-name="T1"><text:line-break/>Unmaps the given page in that va to its corresponding pa. </text:span> <text:span text:style-name="T1"><text:line-break/>Notes </text:span> <text:span text:style-name="T1"><text:line-break/></text:spa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ans-serif"/>
    <style:font-face style:name="Segoe UI" svg:font-family="'Segoe UI', Tahoma, 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7T14:57:59.672281342</meta:creation-date>
    <dc:date>2015-10-28T03:09:50.653275875</dc:date>
    <meta:editing-duration>PT11H48M27S</meta:editing-duration>
    <meta:editing-cycles>1</meta:editing-cycles>
    <meta:document-statistic meta:table-count="0" meta:image-count="0" meta:object-count="0" meta:page-count="6" meta:paragraph-count="5" meta:word-count="1490" meta:character-count="11068" meta:non-whitespace-character-count="8182"/>
    <meta:generator>LibreOffice/4.2.8.2$Linux_X86_64 LibreOffice_project/420m0$Build-2</meta:generator>
  </office:meta>
</office:document-meta>
</file>